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193in" fo:margin-bottom="0.0193in" fo:line-height="100%" fo:text-align="center" style:justify-single-word="false"/>
    </style:style>
    <style:style style:name="P2" style:family="paragraph" style:parent-style-name="Standard" style:master-page-name="Standard">
      <style:paragraph-properties fo:margin-top="0.0193in" fo:margin-bottom="0.0193in" fo:line-height="100%" fo:text-align="center" style:justify-single-word="false" style:page-number="auto"/>
    </style:style>
    <style:style style:name="P3" style:family="paragraph" style:parent-style-name="HTML_20_Preformatted">
      <style:paragraph-properties fo:margin-top="0.0193in" fo:margin-bottom="0.0193in" fo:line-height="150%"/>
    </style:style>
    <style:style style:name="T1" style:family="text">
      <style:text-properties fo:color="#000000" style:font-name="Calibri" fo:font-size="12pt" style:font-size-asian="12pt" style:font-name-complex="Calibri1" style:font-size-complex="12pt"/>
    </style:style>
    <style:style style:name="T2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S3210 Project 1 Report</text:span></text:p>
      <text:p text:style-name="P1"><text:span text:style-name="T2">Team 0</text:span></text:p>
      <text:p text:style-name="P1"><text:span text:style-name="T2">Josh Abelman and Kenneth Lawler</text:span></text:p>
      <text:p text:style-name="P3"><text:span text:style-name="T1"><text:tab/>The purpose of our module is to create a thread safe pseudo-random number </text:span><text:bookmark-start text:name="_GoBack"/><text:span text:style-name="T1">generator that runs in the kernel. The unique aspect is the management of seeds and their corresponding threads to provide correctness.</text:span></text:p>
      <text:p text:style-name="P3"><text:span text:style-name="T1"><text:tab/>A thread will write the seed to our proc entry, and then it will write the number of threads accessing our generator to the proc entry. <text:s/>We use two arrays to keep track of what threads are using the generator. <text:s/>The first array keeps track of the process ID for each thread. <text:s/>The second array keeps track of how far each of the threads have progressed in our algorithm. <text:s/>When a thread reads the proc entry, our module checks the current process id to see if it is in the first array. <text:s/>If it is not in the array, this means it is not a known thread yet. <text:s/>We store the process ID and give it a “position” for our algorithm. <text:s/>If we check the pid and it is in the first array, we update the second array with the new “position” in the algorithm. <text:s/></text:span><text:bookmark-end text:name="_GoBack"/><text:span text:style-name="T1">When our module needs to generate a random number, it recursively finds the next random number on the sequence. <text:s/>This is done by passing in the “position” from the second array to the method. <text:s/>For example, if there are two threads, and the second thread is trying to generate its second random number, it would pass through its position (which would b 4 in this case) to the method. <text:s/>The base case for our recursive method is the seed.</text:span></text:p>
      <text:p text:style-name="P3"><text:span text:style-name="T1"><text:tab/>When we were trying to test this on our VM, we got a weird error. <text:s/>Calling echo in the terminal did not work at all. <text:s/>We tested our program by compiling adroid from source. <text:s/>We inserted the module into the emulator and extracted our test results from command line. <text:s/>We can show this during the de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y </meta:initial-creator>
    <meta:creation-date>2013-02-09T23:36:27</meta:creation-date>
    <meta:document-statistic meta:table-count="0" meta:image-count="0" meta:object-count="0" meta:page-count="1" meta:paragraph-count="6" meta:word-count="325" meta:character-count="1748" meta:non-whitespace-character-count="1411"/>
    <dc:date>2013-02-09T23:50:24</dc:date>
    <dc:creator>kenny </dc:creator>
    <meta:editing-duration>PT13M57S</meta:editing-duration>
    <meta:editing-cycles>1</meta:editing-cycles>
    <meta:generator>LibreOffice/3.4$Linux LibreOffice_project/340m1$Build-402</meta:generator>
  </office:meta>
</office:document-meta>
</file>